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8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Time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3530">
            <text:p>24353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3955">
            <text:p>15395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68604">
            <text:p>206860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6106">
            <text:p>9610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2110">
            <text:p>82110</text:p>
          </table:table-cell>
          <table:table-cell>
            <draw:frame table:end-cell-address="Feuille1.R25" table:end-x="0.282cm" table:end-y="0.451cm" draw:z-index="0" draw:style-name="gr1" draw:text-style-name="P1" svg:width="33.525cm" svg:height="9.006cm" svg:x="0.629cm" svg:y="0.026cm">
              <draw:object draw:notify-on-update-of-ranges="Feuille1.A2:Feuille1.A500 Feuille1.B2:Feuille1.B5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5842">
            <text:p>8584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0021">
            <text:p>16002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2373">
            <text:p>9237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9027">
            <text:p>13902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3813">
            <text:p>18381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4767">
            <text:p>11476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7100">
            <text:p>1171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4564">
            <text:p>12456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9980">
            <text:p>6998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18155">
            <text:p>61815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1906">
            <text:p>9190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3448">
            <text:p>63448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2252">
            <text:p>5225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1177">
            <text:p>8117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5355">
            <text:p>155355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5375">
            <text:p>8537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4240">
            <text:p>9424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9209">
            <text:p>19920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7384">
            <text:p>5738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4848">
            <text:p>6484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2901">
            <text:p>11290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1765">
            <text:p>12176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0507">
            <text:p>9050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11967">
            <text:p>11196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8174">
            <text:p>8817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7241">
            <text:p>8724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6917">
            <text:p>5691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0182">
            <text:p>6018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6430">
            <text:p>12643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93773">
            <text:p>9377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4909">
            <text:p>8490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14098">
            <text:p>81409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90974">
            <text:p>90974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3570">
            <text:p>10357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7972">
            <text:p>9797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1318">
            <text:p>5131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7053">
            <text:p>5705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39026">
            <text:p>139026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4503">
            <text:p>10450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0446">
            <text:p>7044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5214">
            <text:p>18521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04808">
            <text:p>20480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2840">
            <text:p>9284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99838">
            <text:p>99838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0650">
            <text:p>60650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7038">
            <text:p>9703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4301">
            <text:p>11430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23003">
            <text:p>223003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0102">
            <text:p>11010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64057">
            <text:p>264057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68884">
            <text:p>168884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92373">
            <text:p>9237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61420">
            <text:p>16142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7363">
            <text:p>127363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00771">
            <text:p>10077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3103">
            <text:p>10310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00771">
            <text:p>10077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08702">
            <text:p>10870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3712">
            <text:p>7371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82576">
            <text:p>8257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1988">
            <text:p>4198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8561">
            <text:p>138561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2312">
            <text:p>72312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02637">
            <text:p>10263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83003">
            <text:p>683003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80711">
            <text:p>8071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4179">
            <text:p>7417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9107">
            <text:p>8910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81177">
            <text:p>8117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8033">
            <text:p>11803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6511">
            <text:p>7651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91279">
            <text:p>191279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2252">
            <text:p>52252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7708">
            <text:p>8770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14767">
            <text:p>11476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4646">
            <text:p>7464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95173">
            <text:p>95173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578">
            <text:p>755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0385">
            <text:p>5038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13671">
            <text:p>213671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9210">
            <text:p>19921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85214">
            <text:p>18521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11035">
            <text:p>111035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93610">
            <text:p>19361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07911">
            <text:p>30791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42759">
            <text:p>142759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3773">
            <text:p>93773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4178">
            <text:p>7417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7241">
            <text:p>8724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25498">
            <text:p>12549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91279">
            <text:p>191279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23631">
            <text:p>123631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15700">
            <text:p>1157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42292">
            <text:p>14229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41825">
            <text:p>14182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20203">
            <text:p>220203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98438">
            <text:p>98438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8378">
            <text:p>7837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6775">
            <text:p>86775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1643">
            <text:p>8164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9837">
            <text:p>9983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3712">
            <text:p>7371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0244">
            <text:p>8024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7850">
            <text:p>5785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5376">
            <text:p>8537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90973">
            <text:p>90973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3428">
            <text:p>13342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44625">
            <text:p>144625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11319">
            <text:p>511319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84909">
            <text:p>84909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16634">
            <text:p>11663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86309">
            <text:p>8630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86775">
            <text:p>8677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9453">
            <text:p>49453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42130">
            <text:p>242130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4382">
            <text:p>6438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5842">
            <text:p>85842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86775">
            <text:p>86775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7911">
            <text:p>7791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57850">
            <text:p>57850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59716">
            <text:p>59716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88175">
            <text:p>8817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86308">
            <text:p>86308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4827">
            <text:p>134827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5578">
            <text:p>75578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2840">
            <text:p>92840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6916">
            <text:p>56916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01238">
            <text:p>10123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73083">
            <text:p>173083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35295">
            <text:p>135295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9230">
            <text:p>129230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27830">
            <text:p>127830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60183">
            <text:p>60183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99838">
            <text:p>99838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4584">
            <text:p>5458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90974">
            <text:p>90974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91907">
            <text:p>91907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7384">
            <text:p>57384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91440">
            <text:p>91440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72922">
            <text:p>272922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5517">
            <text:p>55517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69351">
            <text:p>169351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6978">
            <text:p>76978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60649">
            <text:p>60649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98438">
            <text:p>98438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2354">
            <text:p>16235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60182">
            <text:p>60182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9351">
            <text:p>169351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07769">
            <text:p>107769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07769">
            <text:p>107769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11968">
            <text:p>111968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27830">
            <text:p>127830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37627">
            <text:p>137627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0913">
            <text:p>70913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04970">
            <text:p>104970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32495">
            <text:p>132495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6511">
            <text:p>76511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76349">
            <text:p>176349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35761">
            <text:p>135761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31096">
            <text:p>13109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5315">
            <text:p>65315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16633">
            <text:p>116633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14767">
            <text:p>114767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95639">
            <text:p>9563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9716">
            <text:p>59716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2718">
            <text:p>52718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63449">
            <text:p>63449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24098">
            <text:p>124098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65314">
            <text:p>65314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96572">
            <text:p>96572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56451">
            <text:p>56451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64848">
            <text:p>64848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64848">
            <text:p>64848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15700">
            <text:p>11570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7444">
            <text:p>77444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95173">
            <text:p>95173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60183">
            <text:p>60183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66714">
            <text:p>66714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08235">
            <text:p>108235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3246">
            <text:p>73246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30000">
            <text:p>23000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00914">
            <text:p>300914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54118">
            <text:p>54118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61582">
            <text:p>6158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15700">
            <text:p>115700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3712">
            <text:p>73712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65314">
            <text:p>65314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60182">
            <text:p>60182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1380">
            <text:p>71380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68114">
            <text:p>68114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92374">
            <text:p>92374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77283">
            <text:p>177283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5578">
            <text:p>75578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55051">
            <text:p>55051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60182">
            <text:p>60182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65315">
            <text:p>65315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60649">
            <text:p>60649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87708">
            <text:p>8770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7911">
            <text:p>77911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7424">
            <text:p>147424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54584">
            <text:p>54584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39960">
            <text:p>139960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7911">
            <text:p>77911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7505">
            <text:p>97505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56450">
            <text:p>56450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58621">
            <text:p>158621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09168">
            <text:p>109168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86309">
            <text:p>86309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44625">
            <text:p>144625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80244">
            <text:p>80244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87708">
            <text:p>87708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81643">
            <text:p>81643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80710">
            <text:p>80710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96106">
            <text:p>96106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11968">
            <text:p>111968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95172">
            <text:p>95172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8377">
            <text:p>78377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07769">
            <text:p>107769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24706">
            <text:p>324706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02170">
            <text:p>10217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75417">
            <text:p>175417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67181">
            <text:p>67181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60649">
            <text:p>60649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50385">
            <text:p>50385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68580">
            <text:p>6858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90973">
            <text:p>90973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88174">
            <text:p>88174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52718">
            <text:p>52718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52252">
            <text:p>52252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0649">
            <text:p>60649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1379">
            <text:p>71379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11968">
            <text:p>111968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61582">
            <text:p>6158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56450">
            <text:p>56450</text:p>
          </table:table-cell>
          <table:table-cell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92840">
            <text:p>92840</text:p>
          </table:table-cell>
          <table:table-cell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56451">
            <text:p>56451</text:p>
          </table:table-cell>
          <table:table-cell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53651">
            <text:p>53651</text:p>
          </table:table-cell>
          <table:table-cell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55517">
            <text:p>55517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54584">
            <text:p>54584</text:p>
          </table:table-cell>
          <table:table-cell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96572">
            <text:p>96572</text:p>
          </table:table-cell>
          <table:table-cell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85376">
            <text:p>85376</text:p>
          </table:table-cell>
          <table:table-cell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56917">
            <text:p>56917</text:p>
          </table:table-cell>
          <table:table-cell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58783">
            <text:p>58783</text:p>
          </table:table-cell>
          <table:table-cell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83975">
            <text:p>83975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67180">
            <text:p>67180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08702">
            <text:p>108702</text:p>
          </table:table-cell>
          <table:table-cell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1380">
            <text:p>71380</text:p>
          </table:table-cell>
          <table:table-cell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1380">
            <text:p>71380</text:p>
          </table:table-cell>
          <table:table-cell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56451">
            <text:p>56451</text:p>
          </table:table-cell>
          <table:table-cell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0852">
            <text:p>50852</text:p>
          </table:table-cell>
          <table:table-cell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49919">
            <text:p>49919</text:p>
          </table:table-cell>
          <table:table-cell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63448">
            <text:p>63448</text:p>
          </table:table-cell>
          <table:table-cell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48986">
            <text:p>48986</text:p>
          </table:table-cell>
          <table:table-cell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49919">
            <text:p>49919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00304">
            <text:p>100304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92373">
            <text:p>92373</text:p>
          </table:table-cell>
          <table:table-cell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66247">
            <text:p>66247</text:p>
          </table:table-cell>
          <table:table-cell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82576">
            <text:p>82576</text:p>
          </table:table-cell>
          <table:table-cell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66248">
            <text:p>66248</text:p>
          </table:table-cell>
          <table:table-cell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63449">
            <text:p>63449</text:p>
          </table:table-cell>
          <table:table-cell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62048">
            <text:p>62048</text:p>
          </table:table-cell>
          <table:table-cell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17566">
            <text:p>117566</text:p>
          </table:table-cell>
          <table:table-cell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63448">
            <text:p>63448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59716">
            <text:p>59716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58316">
            <text:p>58316</text:p>
          </table:table-cell>
          <table:table-cell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62982">
            <text:p>62982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63915">
            <text:p>63915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58316">
            <text:p>58316</text:p>
          </table:table-cell>
          <table:table-cell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64381">
            <text:p>64381</text:p>
          </table:table-cell>
          <table:table-cell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56917">
            <text:p>56917</text:p>
          </table:table-cell>
          <table:table-cell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68114">
            <text:p>68114</text:p>
          </table:table-cell>
          <table:table-cell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57384">
            <text:p>57384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69046">
            <text:p>6904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47424">
            <text:p>147424</text:p>
          </table:table-cell>
          <table:table-cell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91440">
            <text:p>91440</text:p>
          </table:table-cell>
          <table:table-cell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47425">
            <text:p>147425</text:p>
          </table:table-cell>
          <table:table-cell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42759">
            <text:p>142759</text:p>
          </table:table-cell>
          <table:table-cell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59716">
            <text:p>59716</text:p>
          </table:table-cell>
          <table:table-cell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58783">
            <text:p>58783</text:p>
          </table:table-cell>
          <table:table-cell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60182">
            <text:p>60182</text:p>
          </table:table-cell>
          <table:table-cell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66248">
            <text:p>66248</text:p>
          </table:table-cell>
          <table:table-cell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67648">
            <text:p>67648</text:p>
          </table:table-cell>
          <table:table-cell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20832">
            <text:p>120832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67181">
            <text:p>67181</text:p>
          </table:table-cell>
          <table:table-cell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85842">
            <text:p>85842</text:p>
          </table:table-cell>
          <table:table-cell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88641">
            <text:p>88641</text:p>
          </table:table-cell>
          <table:table-cell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58783">
            <text:p>58783</text:p>
          </table:table-cell>
          <table:table-cell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83976">
            <text:p>83976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81176">
            <text:p>81176</text:p>
          </table:table-cell>
          <table:table-cell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9310">
            <text:p>79310</text:p>
          </table:table-cell>
          <table:table-cell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5578">
            <text:p>75578</text:p>
          </table:table-cell>
          <table:table-cell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65315">
            <text:p>65315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67180">
            <text:p>67180</text:p>
          </table:table-cell>
          <table:table-cell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78378">
            <text:p>78378</text:p>
          </table:table-cell>
          <table:table-cell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1380">
            <text:p>71380</text:p>
          </table:table-cell>
          <table:table-cell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65314">
            <text:p>65314</text:p>
          </table:table-cell>
          <table:table-cell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37161">
            <text:p>137161</text:p>
          </table:table-cell>
          <table:table-cell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90041">
            <text:p>90041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69514">
            <text:p>69514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21765">
            <text:p>121765</text:p>
          </table:table-cell>
          <table:table-cell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81177">
            <text:p>81177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0913">
            <text:p>70913</text:p>
          </table:table-cell>
          <table:table-cell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74178">
            <text:p>74178</text:p>
          </table:table-cell>
          <table:table-cell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0913">
            <text:p>70913</text:p>
          </table:table-cell>
          <table:table-cell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59250">
            <text:p>59250</text:p>
          </table:table-cell>
          <table:table-cell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60649">
            <text:p>60649</text:p>
          </table:table-cell>
          <table:table-cell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69047">
            <text:p>69047</text:p>
          </table:table-cell>
          <table:table-cell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7911">
            <text:p>77911</text:p>
          </table:table-cell>
          <table:table-cell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64381">
            <text:p>64381</text:p>
          </table:table-cell>
          <table:table-cell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86775">
            <text:p>86775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29696">
            <text:p>129696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84442">
            <text:p>84442</text:p>
          </table:table-cell>
          <table:table-cell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19432">
            <text:p>119432</text:p>
          </table:table-cell>
          <table:table-cell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15233">
            <text:p>115233</text:p>
          </table:table-cell>
          <table:table-cell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85842">
            <text:p>85842</text:p>
          </table:table-cell>
          <table:table-cell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64382">
            <text:p>64382</text:p>
          </table:table-cell>
          <table:table-cell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06836">
            <text:p>106836</text:p>
          </table:table-cell>
          <table:table-cell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17566">
            <text:p>117566</text:p>
          </table:table-cell>
          <table:table-cell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82577">
            <text:p>82577</text:p>
          </table:table-cell>
          <table:table-cell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83510">
            <text:p>83510</text:p>
          </table:table-cell>
          <table:table-cell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7445">
            <text:p>77445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9310">
            <text:p>79310</text:p>
          </table:table-cell>
          <table:table-cell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7444">
            <text:p>77444</text:p>
          </table:table-cell>
          <table:table-cell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3042">
            <text:p>83042</text:p>
          </table:table-cell>
          <table:table-cell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65781">
            <text:p>65781</text:p>
          </table:table-cell>
          <table:table-cell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97505">
            <text:p>97505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67181">
            <text:p>67181</text:p>
          </table:table-cell>
          <table:table-cell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67181">
            <text:p>67181</text:p>
          </table:table-cell>
          <table:table-cell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6511">
            <text:p>76511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66248">
            <text:p>66248</text:p>
          </table:table-cell>
          <table:table-cell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80547">
            <text:p>180547</text:p>
          </table:table-cell>
          <table:table-cell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07769">
            <text:p>107769</text:p>
          </table:table-cell>
          <table:table-cell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7444">
            <text:p>77444</text:p>
          </table:table-cell>
          <table:table-cell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03570">
            <text:p>103570</text:p>
          </table:table-cell>
          <table:table-cell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85375">
            <text:p>85375</text:p>
          </table:table-cell>
          <table:table-cell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67647">
            <text:p>67647</text:p>
          </table:table-cell>
          <table:table-cell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4645">
            <text:p>74645</text:p>
          </table:table-cell>
          <table:table-cell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80710">
            <text:p>80710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69513">
            <text:p>69513</text:p>
          </table:table-cell>
          <table:table-cell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63914">
            <text:p>63914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81177">
            <text:p>81177</text:p>
          </table:table-cell>
          <table:table-cell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3713">
            <text:p>73713</text:p>
          </table:table-cell>
          <table:table-cell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92840">
            <text:p>92840</text:p>
          </table:table-cell>
          <table:table-cell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92373">
            <text:p>92373</text:p>
          </table:table-cell>
          <table:table-cell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90041">
            <text:p>90041</text:p>
          </table:table-cell>
          <table:table-cell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6044">
            <text:p>76044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7911">
            <text:p>77911</text:p>
          </table:table-cell>
          <table:table-cell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87708">
            <text:p>87708</text:p>
          </table:table-cell>
          <table:table-cell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11501">
            <text:p>111501</text:p>
          </table:table-cell>
          <table:table-cell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80710">
            <text:p>80710</text:p>
          </table:table-cell>
          <table:table-cell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97038">
            <text:p>97038</text:p>
          </table:table-cell>
          <table:table-cell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9311">
            <text:p>79311</text:p>
          </table:table-cell>
          <table:table-cell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3712">
            <text:p>73712</text:p>
          </table:table-cell>
          <table:table-cell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0913">
            <text:p>70913</text:p>
          </table:table-cell>
          <table:table-cell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99838">
            <text:p>99838</text:p>
          </table:table-cell>
          <table:table-cell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83509">
            <text:p>83509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8844">
            <text:p>78844</text:p>
          </table:table-cell>
          <table:table-cell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82576">
            <text:p>82576</text:p>
          </table:table-cell>
          <table:table-cell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81177">
            <text:p>81177</text:p>
          </table:table-cell>
          <table:table-cell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4179">
            <text:p>74179</text:p>
          </table:table-cell>
          <table:table-cell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02170">
            <text:p>102170</text:p>
          </table:table-cell>
          <table:table-cell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1380">
            <text:p>71380</text:p>
          </table:table-cell>
          <table:table-cell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01704">
            <text:p>101704</text:p>
          </table:table-cell>
          <table:table-cell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9777">
            <text:p>79777</text:p>
          </table:table-cell>
          <table:table-cell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88174">
            <text:p>88174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9310">
            <text:p>79310</text:p>
          </table:table-cell>
          <table:table-cell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71846">
            <text:p>71846</text:p>
          </table:table-cell>
          <table:table-cell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85375">
            <text:p>85375</text:p>
          </table:table-cell>
          <table:table-cell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1379">
            <text:p>71379</text:p>
          </table:table-cell>
          <table:table-cell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09006">
            <text:p>209006</text:p>
          </table:table-cell>
          <table:table-cell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94544">
            <text:p>194544</text:p>
          </table:table-cell>
          <table:table-cell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75416">
            <text:p>175416</text:p>
          </table:table-cell>
          <table:table-cell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02009">
            <text:p>202009</text:p>
          </table:table-cell>
          <table:table-cell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78215">
            <text:p>178215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67951">
            <text:p>167951</text:p>
          </table:table-cell>
          <table:table-cell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86612">
            <text:p>186612</text:p>
          </table:table-cell>
          <table:table-cell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87546">
            <text:p>187546</text:p>
          </table:table-cell>
          <table:table-cell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17242">
            <text:p>317242</text:p>
          </table:table-cell>
          <table:table-cell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28134">
            <text:p>228134</text:p>
          </table:table-cell>
          <table:table-cell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09473">
            <text:p>209473</text:p>
          </table:table-cell>
          <table:table-cell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30001">
            <text:p>230001</text:p>
          </table:table-cell>
          <table:table-cell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01076">
            <text:p>201076</text:p>
          </table:table-cell>
          <table:table-cell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70588">
            <text:p>270588</text:p>
          </table:table-cell>
          <table:table-cell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398885">
            <text:p>398885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40264">
            <text:p>240264</text:p>
          </table:table-cell>
          <table:table-cell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92678">
            <text:p>192678</text:p>
          </table:table-cell>
          <table:table-cell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78986">
            <text:p>278986</text:p>
          </table:table-cell>
          <table:table-cell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93449">
            <text:p>293449</text:p>
          </table:table-cell>
          <table:table-cell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21136">
            <text:p>221136</text:p>
          </table:table-cell>
          <table:table-cell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76815">
            <text:p>176815</text:p>
          </table:table-cell>
          <table:table-cell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302313">
            <text:p>302313</text:p>
          </table:table-cell>
          <table:table-cell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026371">
            <text:p>1026371</text:p>
          </table:table-cell>
          <table:table-cell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94706">
            <text:p>94706</text:p>
          </table:table-cell>
          <table:table-cell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90973">
            <text:p>90973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84442">
            <text:p>84442</text:p>
          </table:table-cell>
          <table:table-cell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08235">
            <text:p>108235</text:p>
          </table:table-cell>
          <table:table-cell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91907">
            <text:p>91907</text:p>
          </table:table-cell>
          <table:table-cell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72779">
            <text:p>72779</text:p>
          </table:table-cell>
          <table:table-cell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82576">
            <text:p>82576</text:p>
          </table:table-cell>
          <table:table-cell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54422">
            <text:p>154422</text:p>
          </table:table-cell>
          <table:table-cell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234666">
            <text:p>234666</text:p>
          </table:table-cell>
          <table:table-cell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219270">
            <text:p>219270</text:p>
          </table:table-cell>
          <table:table-cell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92211">
            <text:p>192211</text:p>
          </table:table-cell>
          <table:table-cell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90345">
            <text:p>190345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78519">
            <text:p>278519</text:p>
          </table:table-cell>
          <table:table-cell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81319">
            <text:p>281319</text:p>
          </table:table-cell>
          <table:table-cell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51765">
            <text:p>351765</text:p>
          </table:table-cell>
          <table:table-cell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285984">
            <text:p>285984</text:p>
          </table:table-cell>
          <table:table-cell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50527">
            <text:p>250527</text:p>
          </table:table-cell>
          <table:table-cell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82718">
            <text:p>282718</text:p>
          </table:table-cell>
          <table:table-cell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73388">
            <text:p>273388</text:p>
          </table:table-cell>
          <table:table-cell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348966">
            <text:p>348966</text:p>
          </table:table-cell>
          <table:table-cell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10244">
            <text:p>310244</text:p>
          </table:table-cell>
          <table:table-cell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07303">
            <text:p>107303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54889">
            <text:p>154889</text:p>
          </table:table-cell>
          <table:table-cell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331238">
            <text:p>331238</text:p>
          </table:table-cell>
          <table:table-cell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04807">
            <text:p>204807</text:p>
          </table:table-cell>
          <table:table-cell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327039">
            <text:p>327039</text:p>
          </table:table-cell>
          <table:table-cell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75254">
            <text:p>275254</text:p>
          </table:table-cell>
          <table:table-cell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97648">
            <text:p>297648</text:p>
          </table:table-cell>
          <table:table-cell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85984">
            <text:p>285984</text:p>
          </table:table-cell>
          <table:table-cell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95944">
            <text:p>195944</text:p>
          </table:table-cell>
          <table:table-cell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29534">
            <text:p>229534</text:p>
          </table:table-cell>
          <table:table-cell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426877">
            <text:p>426877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87526">
            <text:p>487526</text:p>
          </table:table-cell>
          <table:table-cell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302313">
            <text:p>302313</text:p>
          </table:table-cell>
          <table:table-cell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90650">
            <text:p>290650</text:p>
          </table:table-cell>
          <table:table-cell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330305">
            <text:p>330305</text:p>
          </table:table-cell>
          <table:table-cell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305578">
            <text:p>305578</text:p>
          </table:table-cell>
          <table:table-cell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64057">
            <text:p>264057</text:p>
          </table:table-cell>
          <table:table-cell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98743">
            <text:p>198743</text:p>
          </table:table-cell>
          <table:table-cell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81481">
            <text:p>181481</text:p>
          </table:table-cell>
          <table:table-cell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90811">
            <text:p>190811</text:p>
          </table:table-cell>
          <table:table-cell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21298">
            <text:p>121298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89108">
            <text:p>89108</text:p>
          </table:table-cell>
          <table:table-cell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15700">
            <text:p>115700</text:p>
          </table:table-cell>
          <table:table-cell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91440">
            <text:p>91440</text:p>
          </table:table-cell>
          <table:table-cell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17567">
            <text:p>117567</text:p>
          </table:table-cell>
          <table:table-cell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40264">
            <text:p>240264</text:p>
          </table:table-cell>
          <table:table-cell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87384">
            <text:p>287384</text:p>
          </table:table-cell>
          <table:table-cell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10406">
            <text:p>210406</text:p>
          </table:table-cell>
          <table:table-cell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238864">
            <text:p>238864</text:p>
          </table:table-cell>
          <table:table-cell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322374">
            <text:p>322374</text:p>
          </table:table-cell>
          <table:table-cell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365294">
            <text:p>365294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61258">
            <text:p>261258</text:p>
          </table:table-cell>
          <table:table-cell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27972">
            <text:p>327972</text:p>
          </table:table-cell>
          <table:table-cell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55964">
            <text:p>355964</text:p>
          </table:table-cell>
          <table:table-cell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386755">
            <text:p>386755</text:p>
          </table:table-cell>
          <table:table-cell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360162">
            <text:p>360162</text:p>
          </table:table-cell>
          <table:table-cell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77283">
            <text:p>177283</text:p>
          </table:table-cell>
          <table:table-cell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95943">
            <text:p>195943</text:p>
          </table:table-cell>
          <table:table-cell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337303">
            <text:p>337303</text:p>
          </table:table-cell>
          <table:table-cell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92049">
            <text:p>292049</text:p>
          </table:table-cell>
          <table:table-cell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24402">
            <text:p>22440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39635">
            <text:p>339635</text:p>
          </table:table-cell>
          <table:table-cell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325173">
            <text:p>325173</text:p>
          </table:table-cell>
          <table:table-cell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97648">
            <text:p>297648</text:p>
          </table:table-cell>
          <table:table-cell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07444">
            <text:p>307444</text:p>
          </table:table-cell>
          <table:table-cell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60163">
            <text:p>360163</text:p>
          </table:table-cell>
          <table:table-cell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82557">
            <text:p>382557</text:p>
          </table:table-cell>
          <table:table-cell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10244">
            <text:p>310244</text:p>
          </table:table-cell>
          <table:table-cell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07283">
            <text:p>407283</text:p>
          </table:table-cell>
          <table:table-cell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416147">
            <text:p>416147</text:p>
          </table:table-cell>
          <table:table-cell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6/06/2016</text:date>, <text:time>00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6T00:34:51.35</dc:date>
    <dc:creator>Olivier Villequey</dc:creator>
    <meta:generator>OpenOffice/4.1.2$Win32 OpenOffice.org_project/412m3$Build-9782</meta:generator>
    <meta:editing-duration>PT4M28S</meta:editing-duration>
    <meta:editing-cycles>1</meta:editing-cycles>
    <meta:document-statistic meta:table-count="1" meta:cell-count="10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3.526cm" svg:height="9.007cm" xlink:href=".." xlink:type="simple" chart:class="chart:bar" chart:style-name="ch1">
        <chart:legend chart:legend-position="end" svg:x="31.183cm" svg:y="3.929cm" style:legend-expansion="high" chart:style-name="ch2"/>
        <chart:plot-area chart:style-name="ch3" table:cell-range-address="Feuille1.A2:Feuille1.B500" svg:x="1.12cm" svg:y="0.855cm" svg:width="28.723cm" svg:height="7.552cm">
          <chartooo:coordinate-region svg:x="2.667cm" svg:y="1.067cm" svg:width="26.923cm" svg:height="6.2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A2:Feuille1.A500" chart:class="chart:bar">
            <chart:data-point chart:repeated="499"/>
          </chart:series>
          <chart:series chart:style-name="ch8" chart:values-cell-range-address="Feuille1.B2:Feuille1.B500" chart:class="chart:bar">
            <chart:data-point chart:repeated="4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500</svg:desc>
                </draw:g>
              </table:table-cell>
              <table:table-cell office:value-type="float" office:value="243530">
                <text:p>243530</text:p>
                <draw:g>
                  <svg:desc>Feuille1.B2:Feuille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3955">
                <text:p>153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68604">
                <text:p>2068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6106">
                <text:p>96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2110">
                <text:p>821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5842">
                <text:p>85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60021">
                <text:p>16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2373">
                <text:p>923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9027">
                <text:p>1390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3813">
                <text:p>183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4767">
                <text:p>1147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17100">
                <text:p>1171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24564">
                <text:p>1245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69980">
                <text:p>699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618155">
                <text:p>6181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1906">
                <text:p>91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63448">
                <text:p>634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2252">
                <text:p>522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1177">
                <text:p>81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5355">
                <text:p>155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5375">
                <text:p>85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4240">
                <text:p>94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9209">
                <text:p>199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7384">
                <text:p>57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2901">
                <text:p>1129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1765">
                <text:p>1217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0507">
                <text:p>905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1967">
                <text:p>1119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8174">
                <text:p>881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7241">
                <text:p>87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6917">
                <text:p>569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26430">
                <text:p>12643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3773">
                <text:p>937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4909">
                <text:p>849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14098">
                <text:p>8140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0974">
                <text:p>909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3570">
                <text:p>1035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7972">
                <text:p>979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1318">
                <text:p>51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7053">
                <text:p>570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39026">
                <text:p>139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4503">
                <text:p>1045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70446">
                <text:p>704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85214">
                <text:p>1852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4808">
                <text:p>2048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9838">
                <text:p>998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60650">
                <text:p>606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7038">
                <text:p>97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14301">
                <text:p>114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223003">
                <text:p>2230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10102">
                <text:p>1101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64057">
                <text:p>2640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68884">
                <text:p>1688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92373">
                <text:p>923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61420">
                <text:p>1614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7363">
                <text:p>1273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0771">
                <text:p>100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3103">
                <text:p>103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0771">
                <text:p>1007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8702">
                <text:p>1087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712">
                <text:p>737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82576">
                <text:p>825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1988">
                <text:p>419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38561">
                <text:p>1385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72312">
                <text:p>723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2637">
                <text:p>1026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83003">
                <text:p>683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0711">
                <text:p>807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4179">
                <text:p>741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89107">
                <text:p>891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1177">
                <text:p>811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8033">
                <text:p>1180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6511">
                <text:p>765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91279">
                <text:p>1912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2252">
                <text:p>52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7708">
                <text:p>877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4767">
                <text:p>1147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4646">
                <text:p>746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5173">
                <text:p>951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5578">
                <text:p>755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0385">
                <text:p>50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13671">
                <text:p>2136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99210">
                <text:p>1992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85214">
                <text:p>1852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11035">
                <text:p>1110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93610">
                <text:p>1936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07911">
                <text:p>3079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42759">
                <text:p>1427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3773">
                <text:p>937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4178">
                <text:p>741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7241">
                <text:p>87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5498">
                <text:p>1254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91279">
                <text:p>1912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23631">
                <text:p>1236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15700">
                <text:p>1157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42292">
                <text:p>1422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41825">
                <text:p>1418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20203">
                <text:p>2202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98438">
                <text:p>9843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78378">
                <text:p>783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86775">
                <text:p>867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81643">
                <text:p>8164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99837">
                <text:p>998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73712">
                <text:p>737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80244">
                <text:p>802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57850">
                <text:p>5785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85376">
                <text:p>853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90973">
                <text:p>909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33428">
                <text:p>1334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44625">
                <text:p>144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511319">
                <text:p>5113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84909">
                <text:p>849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16634">
                <text:p>1166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86309">
                <text:p>863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86775">
                <text:p>867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49453">
                <text:p>494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42130">
                <text:p>24213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64382">
                <text:p>6438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85842">
                <text:p>85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86775">
                <text:p>867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7911">
                <text:p>779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7850">
                <text:p>578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59716">
                <text:p>597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88175">
                <text:p>881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86308">
                <text:p>863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4827">
                <text:p>1348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5578">
                <text:p>755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56916">
                <text:p>569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01238">
                <text:p>1012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73083">
                <text:p>17308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35295">
                <text:p>1352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29230">
                <text:p>1292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27830">
                <text:p>12783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60183">
                <text:p>6018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99838">
                <text:p>998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54584">
                <text:p>545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90974">
                <text:p>909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91907">
                <text:p>919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7384">
                <text:p>573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91440">
                <text:p>914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72922">
                <text:p>2729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55517">
                <text:p>5551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69351">
                <text:p>1693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76978">
                <text:p>769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60649">
                <text:p>606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98438">
                <text:p>984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62354">
                <text:p>1623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69351">
                <text:p>1693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07769">
                <text:p>1077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07769">
                <text:p>1077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11968">
                <text:p>1119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27830">
                <text:p>1278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37627">
                <text:p>1376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70913">
                <text:p>709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04970">
                <text:p>1049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32495">
                <text:p>13249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76511">
                <text:p>765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76349">
                <text:p>1763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35761">
                <text:p>1357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31096">
                <text:p>1310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65315">
                <text:p>653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16633">
                <text:p>1166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14767">
                <text:p>1147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95639">
                <text:p>956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59716">
                <text:p>597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63449">
                <text:p>634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24098">
                <text:p>1240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65314">
                <text:p>653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96572">
                <text:p>965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56451">
                <text:p>564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64848">
                <text:p>648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15700">
                <text:p>1157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77444">
                <text:p>774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5173">
                <text:p>951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60183">
                <text:p>601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66714">
                <text:p>667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08235">
                <text:p>1082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73246">
                <text:p>7324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30000">
                <text:p>23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300914">
                <text:p>3009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54118">
                <text:p>541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61582">
                <text:p>6158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15700">
                <text:p>1157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73712">
                <text:p>737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65314">
                <text:p>653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71380">
                <text:p>7138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68114">
                <text:p>681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2374">
                <text:p>9237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77283">
                <text:p>1772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75578">
                <text:p>755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55051">
                <text:p>5505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65315">
                <text:p>653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60649">
                <text:p>606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87708">
                <text:p>877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77911">
                <text:p>779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47424">
                <text:p>14742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4584">
                <text:p>54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39960">
                <text:p>13996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7911">
                <text:p>779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7505">
                <text:p>975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56450">
                <text:p>5645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58621">
                <text:p>1586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09168">
                <text:p>1091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86309">
                <text:p>863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44625">
                <text:p>144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0244">
                <text:p>8024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87708">
                <text:p>8770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81643">
                <text:p>8164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96106">
                <text:p>961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11968">
                <text:p>1119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95172">
                <text:p>951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78377">
                <text:p>783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07769">
                <text:p>1077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324706">
                <text:p>3247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02170">
                <text:p>10217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75417">
                <text:p>1754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67181">
                <text:p>671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60649">
                <text:p>606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50385">
                <text:p>5038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68580">
                <text:p>685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90973">
                <text:p>909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88174">
                <text:p>881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52718">
                <text:p>527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52252">
                <text:p>522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60649">
                <text:p>606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1379">
                <text:p>713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11968">
                <text:p>11196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61582">
                <text:p>615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56450">
                <text:p>564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56451">
                <text:p>5645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53651">
                <text:p>5365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55517">
                <text:p>555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54584">
                <text:p>5458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96572">
                <text:p>9657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85376">
                <text:p>853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56917">
                <text:p>569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58783">
                <text:p>587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83975">
                <text:p>8397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67180">
                <text:p>6718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08702">
                <text:p>1087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71380">
                <text:p>713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71380">
                <text:p>713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56451">
                <text:p>5645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50852">
                <text:p>508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49919">
                <text:p>499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63448">
                <text:p>6344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48986">
                <text:p>4898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49919">
                <text:p>499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00304">
                <text:p>10030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92373">
                <text:p>9237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66247">
                <text:p>662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82576">
                <text:p>825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66248">
                <text:p>662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63449">
                <text:p>634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62048">
                <text:p>620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17566">
                <text:p>1175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63448">
                <text:p>634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59716">
                <text:p>597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58316">
                <text:p>583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62982">
                <text:p>629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63915">
                <text:p>639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58316">
                <text:p>583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56917">
                <text:p>5691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68114">
                <text:p>681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57384">
                <text:p>573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69046">
                <text:p>690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47424">
                <text:p>1474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91440">
                <text:p>9144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47425">
                <text:p>1474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42759">
                <text:p>14275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59716">
                <text:p>5971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58783">
                <text:p>587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60182">
                <text:p>601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66248">
                <text:p>662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67648">
                <text:p>676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20832">
                <text:p>1208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67181">
                <text:p>6718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85842">
                <text:p>8584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88641">
                <text:p>886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58783">
                <text:p>587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83976">
                <text:p>839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81176">
                <text:p>811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79310">
                <text:p>793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75578">
                <text:p>7557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65315">
                <text:p>653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67180">
                <text:p>6718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78378">
                <text:p>7837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71380">
                <text:p>7138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65314">
                <text:p>6531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37161">
                <text:p>1371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90041">
                <text:p>9004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69514">
                <text:p>695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21765">
                <text:p>1217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81177">
                <text:p>811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70913">
                <text:p>709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74178">
                <text:p>741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70913">
                <text:p>709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59250">
                <text:p>5925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60649">
                <text:p>606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69047">
                <text:p>690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77911">
                <text:p>779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64381">
                <text:p>64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86775">
                <text:p>867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29696">
                <text:p>1296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84442">
                <text:p>844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19432">
                <text:p>119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15233">
                <text:p>1152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85842">
                <text:p>858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64382">
                <text:p>643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06836">
                <text:p>10683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17566">
                <text:p>1175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82577">
                <text:p>8257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83510">
                <text:p>835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77445">
                <text:p>774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79310">
                <text:p>793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77444">
                <text:p>774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83042">
                <text:p>830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65781">
                <text:p>657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97505">
                <text:p>9750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67181">
                <text:p>671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67181">
                <text:p>6718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76511">
                <text:p>765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66248">
                <text:p>6624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80547">
                <text:p>18054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07769">
                <text:p>1077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77444">
                <text:p>774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03570">
                <text:p>10357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85375">
                <text:p>853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67647">
                <text:p>676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74645">
                <text:p>746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69513">
                <text:p>6951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63914">
                <text:p>639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81177">
                <text:p>8117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73713">
                <text:p>737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92840">
                <text:p>9284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92373">
                <text:p>9237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90041">
                <text:p>9004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76044">
                <text:p>760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77911">
                <text:p>7791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87708">
                <text:p>877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11501">
                <text:p>11150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80710">
                <text:p>807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97038">
                <text:p>9703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9311">
                <text:p>793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73712">
                <text:p>737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70913">
                <text:p>709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99838">
                <text:p>998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83509">
                <text:p>8350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78844">
                <text:p>7884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82576">
                <text:p>8257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81177">
                <text:p>8117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74179">
                <text:p>7417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02170">
                <text:p>10217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71380">
                <text:p>713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01704">
                <text:p>10170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79777">
                <text:p>7977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88174">
                <text:p>881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79310">
                <text:p>7931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71846">
                <text:p>7184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85375">
                <text:p>8537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71379">
                <text:p>713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209006">
                <text:p>20900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94544">
                <text:p>19454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75416">
                <text:p>1754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202009">
                <text:p>2020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78215">
                <text:p>1782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67951">
                <text:p>1679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86612">
                <text:p>1866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87546">
                <text:p>18754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317242">
                <text:p>3172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228134">
                <text:p>2281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209473">
                <text:p>20947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230001">
                <text:p>2300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201076">
                <text:p>2010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270588">
                <text:p>27058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398885">
                <text:p>3988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240264">
                <text:p>24026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92678">
                <text:p>19267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278986">
                <text:p>2789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293449">
                <text:p>2934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221136">
                <text:p>2211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76815">
                <text:p>1768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302313">
                <text:p>3023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026371">
                <text:p>102637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94706">
                <text:p>9470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90973">
                <text:p>909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84442">
                <text:p>8444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08235">
                <text:p>10823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91907">
                <text:p>919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72779">
                <text:p>727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82576">
                <text:p>825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54422">
                <text:p>15442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234666">
                <text:p>2346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219270">
                <text:p>2192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92211">
                <text:p>1922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90345">
                <text:p>1903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278519">
                <text:p>27851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281319">
                <text:p>2813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351765">
                <text:p>35176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285984">
                <text:p>28598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250527">
                <text:p>2505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282718">
                <text:p>2827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273388">
                <text:p>27338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348966">
                <text:p>34896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310244">
                <text:p>3102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07303">
                <text:p>1073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54889">
                <text:p>1548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331238">
                <text:p>3312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204807">
                <text:p>20480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327039">
                <text:p>3270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275254">
                <text:p>2752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297648">
                <text:p>29764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285984">
                <text:p>2859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95944">
                <text:p>1959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229534">
                <text:p>22953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426877">
                <text:p>42687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487526">
                <text:p>4875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302313">
                <text:p>3023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290650">
                <text:p>2906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330305">
                <text:p>3303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305578">
                <text:p>3055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264057">
                <text:p>2640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98743">
                <text:p>1987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81481">
                <text:p>1814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90811">
                <text:p>19081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21298">
                <text:p>1212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89108">
                <text:p>8910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15700">
                <text:p>1157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91440">
                <text:p>9144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17567">
                <text:p>1175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240264">
                <text:p>2402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287384">
                <text:p>28738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210406">
                <text:p>21040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238864">
                <text:p>2388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322374">
                <text:p>32237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365294">
                <text:p>3652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261258">
                <text:p>2612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327972">
                <text:p>32797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355964">
                <text:p>3559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386755">
                <text:p>38675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360162">
                <text:p>36016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77283">
                <text:p>1772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95943">
                <text:p>1959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337303">
                <text:p>3373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292049">
                <text:p>2920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224402">
                <text:p>2244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339635">
                <text:p>33963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325173">
                <text:p>3251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297648">
                <text:p>2976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307444">
                <text:p>3074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360163">
                <text:p>36016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382557">
                <text:p>38255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310244">
                <text:p>3102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407283">
                <text:p>40728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416147">
                <text:p>4161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